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row table:style-name="ro1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3"/>
          <table:table-cell table:style-name="ce1" office:value-type="string" calcext:value-type="string">
            <text:p>Referenced by</text:p>
          </table:table-cell>
          <table:table-cell table:style-name="ce1" table:number-columns-repeated="3"/>
          <table:table-cell table:style-name="ce1" office:value-type="string" calcext:value-type="string">
            <text:p>Tag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MCONSTS2.CBL</text:p>
          </table:table-cell>
          <table:table-cell office:value-type="string" calcext:value-type="string">
            <text:p>For screen test.</text:p>
          </table:table-cell>
          <table:table-cell table:number-columns-repeated="4"/>
          <table:table-cell table:formula="of:=IF(ISERROR(VLOOKUP([.$A2];[.$A$2:.$A$30];5;0));&quot;&quot;;VLOOKUP([.$A2];[.$A$2:.$A$30];5;0))">
            <text:p/>
          </table:table-cell>
          <table:table-cell table:formula="of:=IF(ISERROR(VLOOKUP([.$A2];[.$A$2:.$A$30];4;0));&quot;&quot;;VLOOKUP([.$A2];[.$A$2:.$A$30];4;0))">
            <text:p/>
          </table:table-cell>
          <table:table-cell table:formula="of:=IF(ISERROR(VLOOKUP([.$A2];[.$A$2:.$A$30];3;0));&quot;&quot;;VLOOKUP([.$A2];[.$A$2:.$A$30];3;0))">
            <text:p/>
          </table:table-cell>
          <table:table-cell table:formula="of:=IF(ISERROR(VLOOKUP([.$A2];[.$A$2:.$A$30];2;0));&quot;&quot;;VLOOKUP([.$A2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TYPES.cbl</text:p>
          </table:table-cell>
          <table:table-cell office:value-type="string" calcext:value-type="string">
            <text:p>Record layout used by TYPETEST.cob</text:p>
          </table:table-cell>
          <table:table-cell table:number-columns-repeated="4"/>
          <table:table-cell table:formula="of:=IF(ISERROR(VLOOKUP([.$A3];[.$A$2:.$A$30];5;0));&quot;&quot;;VLOOKUP([.$A3];[.$A$2:.$A$30];5;0))">
            <text:p/>
          </table:table-cell>
          <table:table-cell table:formula="of:=IF(ISERROR(VLOOKUP([.$A3];[.$A$2:.$A$30];4;0));&quot;&quot;;VLOOKUP([.$A3];[.$A$2:.$A$30];4;0))">
            <text:p/>
          </table:table-cell>
          <table:table-cell table:formula="of:=IF(ISERROR(VLOOKUP([.$A3];[.$A$2:.$A$30];3;0));&quot;&quot;;VLOOKUP([.$A3];[.$A$2:.$A$30];3;0))">
            <text:p/>
          </table:table-cell>
          <table:table-cell table:formula="of:=IF(ISERROR(VLOOKUP([.$A3];[.$A$2:.$A$30];2;0));&quot;&quot;;VLOOKUP([.$A3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SP_RECORD.cbl</text:p>
          </table:table-cell>
          <table:table-cell office:value-type="string" calcext:value-type="string">
            <text:p>For screen test.</text:p>
          </table:table-cell>
          <table:table-cell table:number-columns-repeated="4"/>
          <table:table-cell table:formula="of:=IF(ISERROR(VLOOKUP([.$A4];[.$A$2:.$A$30];5;0));&quot;&quot;;VLOOKUP([.$A4];[.$A$2:.$A$30];5;0))">
            <text:p/>
          </table:table-cell>
          <table:table-cell table:formula="of:=IF(ISERROR(VLOOKUP([.$A4];[.$A$2:.$A$30];4;0));&quot;&quot;;VLOOKUP([.$A4];[.$A$2:.$A$30];4;0))">
            <text:p/>
          </table:table-cell>
          <table:table-cell table:formula="of:=IF(ISERROR(VLOOKUP([.$A4];[.$A$2:.$A$30];3;0));&quot;&quot;;VLOOKUP([.$A4];[.$A$2:.$A$30];3;0))">
            <text:p/>
          </table:table-cell>
          <table:table-cell table:formula="of:=IF(ISERROR(VLOOKUP([.$A4];[.$A$2:.$A$30];2;0));&quot;&quot;;VLOOKUP([.$A4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YNTEST.cob</text:p>
          </table:table-cell>
          <table:table-cell office:value-type="string" calcext:value-type="string">
            <text:p>Access Mode Dynamic.Using Accept.</text:p>
          </table:table-cell>
          <table:table-cell table:number-columns-repeated="4"/>
          <table:table-cell table:formula="of:=IF(ISERROR(VLOOKUP([.$A5];[.$A$2:.$A$30];5;0));&quot;&quot;;VLOOKUP([.$A5];[.$A$2:.$A$30];5;0))">
            <text:p/>
          </table:table-cell>
          <table:table-cell table:formula="of:=IF(ISERROR(VLOOKUP([.$A5];[.$A$2:.$A$30];4;0));&quot;&quot;;VLOOKUP([.$A5];[.$A$2:.$A$30];4;0))">
            <text:p/>
          </table:table-cell>
          <table:table-cell table:formula="of:=IF(ISERROR(VLOOKUP([.$A5];[.$A$2:.$A$30];3;0));&quot;&quot;;VLOOKUP([.$A5];[.$A$2:.$A$30];3;0))">
            <text:p/>
          </table:table-cell>
          <table:table-cell table:formula="of:=IF(ISERROR(VLOOKUP([.$A5];[.$A$2:.$A$30];2;0));&quot;&quot;;VLOOKUP([.$A5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YNTEST1.cob</text:p>
          </table:table-cell>
          <table:table-cell office:value-type="string" calcext:value-type="string">
            <text:p>Access Mode Dynamic.Using Accept.</text:p>
          </table:table-cell>
          <table:table-cell table:number-columns-repeated="4"/>
          <table:table-cell table:formula="of:=IF(ISERROR(VLOOKUP([.$A6];[.$A$2:.$A$30];5;0));&quot;&quot;;VLOOKUP([.$A6];[.$A$2:.$A$30];5;0))">
            <text:p/>
          </table:table-cell>
          <table:table-cell table:formula="of:=IF(ISERROR(VLOOKUP([.$A6];[.$A$2:.$A$30];4;0));&quot;&quot;;VLOOKUP([.$A6];[.$A$2:.$A$30];4;0))">
            <text:p/>
          </table:table-cell>
          <table:table-cell table:formula="of:=IF(ISERROR(VLOOKUP([.$A6];[.$A$2:.$A$30];3;0));&quot;&quot;;VLOOKUP([.$A6];[.$A$2:.$A$30];3;0))">
            <text:p/>
          </table:table-cell>
          <table:table-cell table:formula="of:=IF(ISERROR(VLOOKUP([.$A6];[.$A$2:.$A$30];2;0));&quot;&quot;;VLOOKUP([.$A6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YNTEST2.cob</text:p>
          </table:table-cell>
          <table:table-cell office:value-type="string" calcext:value-type="string">
            <text:p>Access Mode Dynamic.Sub program.</text:p>
          </table:table-cell>
          <table:table-cell table:number-columns-repeated="4"/>
          <table:table-cell table:formula="of:=IF(ISERROR(VLOOKUP([.$A7];[.$A$2:.$A$30];5;0));&quot;&quot;;VLOOKUP([.$A7];[.$A$2:.$A$30];5;0))">
            <text:p/>
          </table:table-cell>
          <table:table-cell table:formula="of:=IF(ISERROR(VLOOKUP([.$A7];[.$A$2:.$A$30];4;0));&quot;&quot;;VLOOKUP([.$A7];[.$A$2:.$A$30];4;0))">
            <text:p/>
          </table:table-cell>
          <table:table-cell table:formula="of:=IF(ISERROR(VLOOKUP([.$A7];[.$A$2:.$A$30];3;0));&quot;&quot;;VLOOKUP([.$A7];[.$A$2:.$A$30];3;0))">
            <text:p/>
          </table:table-cell>
          <table:table-cell table:formula="of:=IF(ISERROR(VLOOKUP([.$A7];[.$A$2:.$A$30];2;0));&quot;&quot;;VLOOKUP([.$A7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DXTEST.cob</text:p>
          </table:table-cell>
          <table:table-cell office:value-type="string" calcext:value-type="string">
            <text:p>Access Mode Dynamic.Using Secondly Index.</text:p>
          </table:table-cell>
          <table:table-cell table:number-columns-repeated="4"/>
          <table:table-cell table:formula="of:=IF(ISERROR(VLOOKUP([.$A8];[.$A$2:.$A$30];5;0));&quot;&quot;;VLOOKUP([.$A8];[.$A$2:.$A$30];5;0))">
            <text:p/>
          </table:table-cell>
          <table:table-cell table:formula="of:=IF(ISERROR(VLOOKUP([.$A8];[.$A$2:.$A$30];4;0));&quot;&quot;;VLOOKUP([.$A8];[.$A$2:.$A$30];4;0))">
            <text:p/>
          </table:table-cell>
          <table:table-cell table:formula="of:=IF(ISERROR(VLOOKUP([.$A8];[.$A$2:.$A$30];3;0));&quot;&quot;;VLOOKUP([.$A8];[.$A$2:.$A$30];3;0))">
            <text:p/>
          </table:table-cell>
          <table:table-cell table:formula="of:=IF(ISERROR(VLOOKUP([.$A8];[.$A$2:.$A$30];2;0));&quot;&quot;;VLOOKUP([.$A8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_RECORD.cbl</text:p>
          </table:table-cell>
          <table:table-cell office:value-type="string" calcext:value-type="string">
            <text:p>Record layout. Display Type.</text:p>
          </table:table-cell>
          <table:table-cell table:number-columns-repeated="4"/>
          <table:table-cell table:formula="of:=IF(ISERROR(VLOOKUP([.$A9];[.$A$2:.$A$30];5;0));&quot;&quot;;VLOOKUP([.$A9];[.$A$2:.$A$30];5;0))">
            <text:p/>
          </table:table-cell>
          <table:table-cell table:formula="of:=IF(ISERROR(VLOOKUP([.$A9];[.$A$2:.$A$30];4;0));&quot;&quot;;VLOOKUP([.$A9];[.$A$2:.$A$30];4;0))">
            <text:p/>
          </table:table-cell>
          <table:table-cell table:formula="of:=IF(ISERROR(VLOOKUP([.$A9];[.$A$2:.$A$30];3;0));&quot;&quot;;VLOOKUP([.$A9];[.$A$2:.$A$30];3;0))">
            <text:p/>
          </table:table-cell>
          <table:table-cell table:formula="of:=IF(ISERROR(VLOOKUP([.$A9];[.$A$2:.$A$30];2;0));&quot;&quot;;VLOOKUP([.$A9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_RECORD2.cbl</text:p>
          </table:table-cell>
          <table:table-cell office:value-type="string" calcext:value-type="string">
            <text:p>Record layout. S9 Type.</text:p>
          </table:table-cell>
          <table:table-cell table:number-columns-repeated="4"/>
          <table:table-cell table:formula="of:=IF(ISERROR(VLOOKUP([.$A10];[.$A$2:.$A$30];5;0));&quot;&quot;;VLOOKUP([.$A10];[.$A$2:.$A$30];5;0))">
            <text:p/>
          </table:table-cell>
          <table:table-cell table:formula="of:=IF(ISERROR(VLOOKUP([.$A10];[.$A$2:.$A$30];4;0));&quot;&quot;;VLOOKUP([.$A10];[.$A$2:.$A$30];4;0))">
            <text:p/>
          </table:table-cell>
          <table:table-cell table:formula="of:=IF(ISERROR(VLOOKUP([.$A10];[.$A$2:.$A$30];3;0));&quot;&quot;;VLOOKUP([.$A10];[.$A$2:.$A$30];3;0))">
            <text:p/>
          </table:table-cell>
          <table:table-cell table:formula="of:=IF(ISERROR(VLOOKUP([.$A10];[.$A$2:.$A$30];2;0));&quot;&quot;;VLOOKUP([.$A10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_RECORD3.cbl</text:p>
          </table:table-cell>
          <table:table-cell office:value-type="string" calcext:value-type="string">
            <text:p>Record layout. Occurs.</text:p>
          </table:table-cell>
          <table:table-cell table:number-columns-repeated="4"/>
          <table:table-cell table:formula="of:=IF(ISERROR(VLOOKUP([.$A11];[.$A$2:.$A$30];5;0));&quot;&quot;;VLOOKUP([.$A11];[.$A$2:.$A$30];5;0))">
            <text:p/>
          </table:table-cell>
          <table:table-cell table:formula="of:=IF(ISERROR(VLOOKUP([.$A11];[.$A$2:.$A$30];4;0));&quot;&quot;;VLOOKUP([.$A11];[.$A$2:.$A$30];4;0))">
            <text:p/>
          </table:table-cell>
          <table:table-cell table:formula="of:=IF(ISERROR(VLOOKUP([.$A11];[.$A$2:.$A$30];3;0));&quot;&quot;;VLOOKUP([.$A11];[.$A$2:.$A$30];3;0))">
            <text:p/>
          </table:table-cell>
          <table:table-cell table:formula="of:=IF(ISERROR(VLOOKUP([.$A11];[.$A$2:.$A$30];2;0));&quot;&quot;;VLOOKUP([.$A11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ENTEST.cob</text:p>
          </table:table-cell>
          <table:table-cell office:value-type="string" calcext:value-type="string">
            <text:p>Change record length.</text:p>
          </table:table-cell>
          <table:table-cell table:number-columns-repeated="4"/>
          <table:table-cell table:formula="of:=IF(ISERROR(VLOOKUP([.$A12];[.$A$2:.$A$30];5;0));&quot;&quot;;VLOOKUP([.$A12];[.$A$2:.$A$30];5;0))">
            <text:p/>
          </table:table-cell>
          <table:table-cell table:formula="of:=IF(ISERROR(VLOOKUP([.$A12];[.$A$2:.$A$30];4;0));&quot;&quot;;VLOOKUP([.$A12];[.$A$2:.$A$30];4;0))">
            <text:p/>
          </table:table-cell>
          <table:table-cell table:formula="of:=IF(ISERROR(VLOOKUP([.$A12];[.$A$2:.$A$30];3;0));&quot;&quot;;VLOOKUP([.$A12];[.$A$2:.$A$30];3;0))">
            <text:p/>
          </table:table-cell>
          <table:table-cell table:formula="of:=IF(ISERROR(VLOOKUP([.$A12];[.$A$2:.$A$30];2;0));&quot;&quot;;VLOOKUP([.$A12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ST.cob</text:p>
          </table:table-cell>
          <table:table-cell office:value-type="string" calcext:value-type="string">
            <text:p>Test Main Program. Using “SUBTEST.cob”</text:p>
          </table:table-cell>
          <table:table-cell office:value-type="string" calcext:value-type="string">
            <text:p>SUBTEST.cob</text:p>
          </table:table-cell>
          <table:table-cell table:number-columns-repeated="3"/>
          <table:table-cell table:formula="of:=IF(ISERROR(VLOOKUP([.$A13];[.$A$2:.$A$30];5;0));&quot;&quot;;VLOOKUP([.$A13];[.$A$2:.$A$30];5;0))">
            <text:p/>
          </table:table-cell>
          <table:table-cell table:formula="of:=IF(ISERROR(VLOOKUP([.$A13];[.$A$2:.$A$30];4;0));&quot;&quot;;VLOOKUP([.$A13];[.$A$2:.$A$30];4;0))">
            <text:p/>
          </table:table-cell>
          <table:table-cell table:formula="of:=IF(ISERROR(VLOOKUP([.$A13];[.$A$2:.$A$30];3;0));&quot;&quot;;VLOOKUP([.$A13];[.$A$2:.$A$30];3;0))">
            <text:p/>
          </table:table-cell>
          <table:table-cell table:formula="of:=IF(ISERROR(VLOOKUP([.$A13];[.$A$2:.$A$30];2;0));&quot;&quot;;VLOOKUP([.$A13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TTEST.cob</text:p>
          </table:table-cell>
          <table:table-cell office:value-type="string" calcext:value-type="string">
            <text:p>Option value set and get test.</text:p>
          </table:table-cell>
          <table:table-cell table:number-columns-repeated="4"/>
          <table:table-cell table:formula="of:=IF(ISERROR(VLOOKUP([.$A14];[.$A$2:.$A$30];5;0));&quot;&quot;;VLOOKUP([.$A14];[.$A$2:.$A$30];5;0))">
            <text:p/>
          </table:table-cell>
          <table:table-cell table:formula="of:=IF(ISERROR(VLOOKUP([.$A14];[.$A$2:.$A$30];4;0));&quot;&quot;;VLOOKUP([.$A14];[.$A$2:.$A$30];4;0))">
            <text:p/>
          </table:table-cell>
          <table:table-cell table:formula="of:=IF(ISERROR(VLOOKUP([.$A14];[.$A$2:.$A$30];3;0));&quot;&quot;;VLOOKUP([.$A14];[.$A$2:.$A$30];3;0))">
            <text:p/>
          </table:table-cell>
          <table:table-cell table:formula="of:=IF(ISERROR(VLOOKUP([.$A14];[.$A$2:.$A$30];2;0));&quot;&quot;;VLOOKUP([.$A14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_RECORD.cbl</text:p>
          </table:table-cell>
          <table:table-cell office:value-type="string" calcext:value-type="string">
            <text:p>Record layout. Display Type.</text:p>
          </table:table-cell>
          <table:table-cell table:number-columns-repeated="4"/>
          <table:table-cell table:formula="of:=IF(ISERROR(VLOOKUP([.$A15];[.$A$2:.$A$30];5;0));&quot;&quot;;VLOOKUP([.$A15];[.$A$2:.$A$30];5;0))">
            <text:p/>
          </table:table-cell>
          <table:table-cell table:formula="of:=IF(ISERROR(VLOOKUP([.$A15];[.$A$2:.$A$30];4;0));&quot;&quot;;VLOOKUP([.$A15];[.$A$2:.$A$30];4;0))">
            <text:p/>
          </table:table-cell>
          <table:table-cell table:formula="of:=IF(ISERROR(VLOOKUP([.$A15];[.$A$2:.$A$30];3;0));&quot;&quot;;VLOOKUP([.$A15];[.$A$2:.$A$30];3;0))">
            <text:p/>
          </table:table-cell>
          <table:table-cell table:formula="of:=IF(ISERROR(VLOOKUP([.$A15];[.$A$2:.$A$30];2;0));&quot;&quot;;VLOOKUP([.$A15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_RECORD2.cbl</text:p>
          </table:table-cell>
          <table:table-cell office:value-type="string" calcext:value-type="string">
            <text:p>Record layout. S9 Type.</text:p>
          </table:table-cell>
          <table:table-cell table:number-columns-repeated="4"/>
          <table:table-cell table:formula="of:=IF(ISERROR(VLOOKUP([.$A16];[.$A$2:.$A$30];5;0));&quot;&quot;;VLOOKUP([.$A16];[.$A$2:.$A$30];5;0))">
            <text:p/>
          </table:table-cell>
          <table:table-cell table:formula="of:=IF(ISERROR(VLOOKUP([.$A16];[.$A$2:.$A$30];4;0));&quot;&quot;;VLOOKUP([.$A16];[.$A$2:.$A$30];4;0))">
            <text:p/>
          </table:table-cell>
          <table:table-cell table:formula="of:=IF(ISERROR(VLOOKUP([.$A16];[.$A$2:.$A$30];3;0));&quot;&quot;;VLOOKUP([.$A16];[.$A$2:.$A$30];3;0))">
            <text:p/>
          </table:table-cell>
          <table:table-cell table:formula="of:=IF(ISERROR(VLOOKUP([.$A16];[.$A$2:.$A$30];2;0));&quot;&quot;;VLOOKUP([.$A16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R_RECORD.cbl</text:p>
          </table:table-cell>
          <table:table-cell office:value-type="string" calcext:value-type="string">
            <text:p>For screen test.</text:p>
          </table:table-cell>
          <table:table-cell table:number-columns-repeated="4"/>
          <table:table-cell table:formula="of:=IF(ISERROR(VLOOKUP([.$A17];[.$A$2:.$A$30];5;0));&quot;&quot;;VLOOKUP([.$A17];[.$A$2:.$A$30];5;0))">
            <text:p/>
          </table:table-cell>
          <table:table-cell table:formula="of:=IF(ISERROR(VLOOKUP([.$A17];[.$A$2:.$A$30];4;0));&quot;&quot;;VLOOKUP([.$A17];[.$A$2:.$A$30];4;0))">
            <text:p/>
          </table:table-cell>
          <table:table-cell table:formula="of:=IF(ISERROR(VLOOKUP([.$A17];[.$A$2:.$A$30];3;0));&quot;&quot;;VLOOKUP([.$A17];[.$A$2:.$A$30];3;0))">
            <text:p/>
          </table:table-cell>
          <table:table-cell table:formula="of:=IF(ISERROR(VLOOKUP([.$A17];[.$A$2:.$A$30];2;0));&quot;&quot;;VLOOKUP([.$A17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R_RECORD_RED.cbl</text:p>
          </table:table-cell>
          <table:table-cell office:value-type="string" calcext:value-type="string">
            <text:p>For screen test.</text:p>
          </table:table-cell>
          <table:table-cell table:number-columns-repeated="4"/>
          <table:table-cell table:formula="of:=IF(ISERROR(VLOOKUP([.$A18];[.$A$2:.$A$30];5;0));&quot;&quot;;VLOOKUP([.$A18];[.$A$2:.$A$30];5;0))">
            <text:p/>
          </table:table-cell>
          <table:table-cell table:formula="of:=IF(ISERROR(VLOOKUP([.$A18];[.$A$2:.$A$30];4;0));&quot;&quot;;VLOOKUP([.$A18];[.$A$2:.$A$30];4;0))">
            <text:p/>
          </table:table-cell>
          <table:table-cell table:formula="of:=IF(ISERROR(VLOOKUP([.$A18];[.$A$2:.$A$30];3;0));&quot;&quot;;VLOOKUP([.$A18];[.$A$2:.$A$30];3;0))">
            <text:p/>
          </table:table-cell>
          <table:table-cell table:formula="of:=IF(ISERROR(VLOOKUP([.$A18];[.$A$2:.$A$30];2;0));&quot;&quot;;VLOOKUP([.$A18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QTEST.cob</text:p>
          </table:table-cell>
          <table:table-cell office:value-type="string" calcext:value-type="string">
            <text:p>Tests read from sequential file. Using I_Record.cbl.</text:p>
          </table:table-cell>
          <table:table-cell office:value-type="string" calcext:value-type="string">
            <text:p>I_RECORD.cbl</text:p>
          </table:table-cell>
          <table:table-cell table:number-columns-repeated="3"/>
          <table:table-cell table:formula="of:=IF(ISERROR(VLOOKUP([.$A19];[.$A$2:.$A$30];5;0));&quot;&quot;;VLOOKUP([.$A19];[.$A$2:.$A$30];5;0))">
            <text:p/>
          </table:table-cell>
          <table:table-cell table:formula="of:=IF(ISERROR(VLOOKUP([.$A19];[.$A$2:.$A$30];4;0));&quot;&quot;;VLOOKUP([.$A19];[.$A$2:.$A$30];4;0))">
            <text:p/>
          </table:table-cell>
          <table:table-cell table:formula="of:=IF(ISERROR(VLOOKUP([.$A19];[.$A$2:.$A$30];3;0));&quot;&quot;;VLOOKUP([.$A19];[.$A$2:.$A$30];3;0))">
            <text:p/>
          </table:table-cell>
          <table:table-cell table:formula="of:=IF(ISERROR(VLOOKUP([.$A19];[.$A$2:.$A$30];2;0));&quot;&quot;;VLOOKUP([.$A19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QTEST2.cob</text:p>
          </table:table-cell>
          <table:table-cell office:value-type="string" calcext:value-type="string">
            <text:p>Tests read from sequential file. Using I_Record2.cbl.</text:p>
          </table:table-cell>
          <table:table-cell office:value-type="string" calcext:value-type="string">
            <text:p>I_RECORD.cbl</text:p>
          </table:table-cell>
          <table:table-cell table:number-columns-repeated="3"/>
          <table:table-cell table:formula="of:=IF(ISERROR(VLOOKUP([.$A20];[.$A$2:.$A$30];5;0));&quot;&quot;;VLOOKUP([.$A20];[.$A$2:.$A$30];5;0))">
            <text:p/>
          </table:table-cell>
          <table:table-cell table:formula="of:=IF(ISERROR(VLOOKUP([.$A20];[.$A$2:.$A$30];4;0));&quot;&quot;;VLOOKUP([.$A20];[.$A$2:.$A$30];4;0))">
            <text:p/>
          </table:table-cell>
          <table:table-cell table:formula="of:=IF(ISERROR(VLOOKUP([.$A20];[.$A$2:.$A$30];3;0));&quot;&quot;;VLOOKUP([.$A20];[.$A$2:.$A$30];3;0))">
            <text:p/>
          </table:table-cell>
          <table:table-cell table:formula="of:=IF(ISERROR(VLOOKUP([.$A20];[.$A$2:.$A$30];2;0));&quot;&quot;;VLOOKUP([.$A20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QTEST3.cob</text:p>
          </table:table-cell>
          <table:table-cell office:value-type="string" calcext:value-type="string">
            <text:p>Tests read from sequential file. Using I_Record.cbl.</text:p>
          </table:table-cell>
          <table:table-cell office:value-type="string" calcext:value-type="string">
            <text:p>I_RECORD.cbl</text:p>
          </table:table-cell>
          <table:table-cell table:number-columns-repeated="3"/>
          <table:table-cell table:formula="of:=IF(ISERROR(VLOOKUP([.$A21];[.$A$2:.$A$30];5;0));&quot;&quot;;VLOOKUP([.$A21];[.$A$2:.$A$30];5;0))">
            <text:p/>
          </table:table-cell>
          <table:table-cell table:formula="of:=IF(ISERROR(VLOOKUP([.$A21];[.$A$2:.$A$30];4;0));&quot;&quot;;VLOOKUP([.$A21];[.$A$2:.$A$30];4;0))">
            <text:p/>
          </table:table-cell>
          <table:table-cell table:formula="of:=IF(ISERROR(VLOOKUP([.$A21];[.$A$2:.$A$30];3;0));&quot;&quot;;VLOOKUP([.$A21];[.$A$2:.$A$30];3;0))">
            <text:p/>
          </table:table-cell>
          <table:table-cell table:formula="of:=IF(ISERROR(VLOOKUP([.$A21];[.$A$2:.$A$30];2;0));&quot;&quot;;VLOOKUP([.$A21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QTEST4.cob</text:p>
          </table:table-cell>
          <table:table-cell office:value-type="string" calcext:value-type="string">
            <text:p>Tests read from sequential file. Using I_Record.cbl.</text:p>
          </table:table-cell>
          <table:table-cell office:value-type="string" calcext:value-type="string">
            <text:p>I_RECORD.cbl</text:p>
          </table:table-cell>
          <table:table-cell table:number-columns-repeated="3"/>
          <table:table-cell table:formula="of:=IF(ISERROR(VLOOKUP([.$A22];[.$A$2:.$A$30];5;0));&quot;&quot;;VLOOKUP([.$A22];[.$A$2:.$A$30];5;0))">
            <text:p/>
          </table:table-cell>
          <table:table-cell table:formula="of:=IF(ISERROR(VLOOKUP([.$A22];[.$A$2:.$A$30];4;0));&quot;&quot;;VLOOKUP([.$A22];[.$A$2:.$A$30];4;0))">
            <text:p/>
          </table:table-cell>
          <table:table-cell table:formula="of:=IF(ISERROR(VLOOKUP([.$A22];[.$A$2:.$A$30];3;0));&quot;&quot;;VLOOKUP([.$A22];[.$A$2:.$A$30];3;0))">
            <text:p/>
          </table:table-cell>
          <table:table-cell table:formula="of:=IF(ISERROR(VLOOKUP([.$A22];[.$A$2:.$A$30];2;0));&quot;&quot;;VLOOKUP([.$A22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TTEST.cob</text:p>
          </table:table-cell>
          <table:table-cell office:value-type="string" calcext:value-type="string">
            <text:p>Tests start and read from file. Access mode is dynamic.</text:p>
          </table:table-cell>
          <table:table-cell table:number-columns-repeated="4"/>
          <table:table-cell table:formula="of:=IF(ISERROR(VLOOKUP([.$A23];[.$A$2:.$A$30];5;0));&quot;&quot;;VLOOKUP([.$A23];[.$A$2:.$A$30];5;0))">
            <text:p/>
          </table:table-cell>
          <table:table-cell table:formula="of:=IF(ISERROR(VLOOKUP([.$A23];[.$A$2:.$A$30];4;0));&quot;&quot;;VLOOKUP([.$A23];[.$A$2:.$A$30];4;0))">
            <text:p/>
          </table:table-cell>
          <table:table-cell table:formula="of:=IF(ISERROR(VLOOKUP([.$A23];[.$A$2:.$A$30];3;0));&quot;&quot;;VLOOKUP([.$A23];[.$A$2:.$A$30];3;0))">
            <text:p/>
          </table:table-cell>
          <table:table-cell table:formula="of:=IF(ISERROR(VLOOKUP([.$A23];[.$A$2:.$A$30];2;0));&quot;&quot;;VLOOKUP([.$A23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UBTEST.cob</text:p>
          </table:table-cell>
          <table:table-cell office:value-type="string" calcext:value-type="string">
            <text:p>Test Sub Program. Called by “MAINTEST.cob”</text:p>
          </table:table-cell>
          <table:table-cell table:number-columns-repeated="4"/>
          <table:table-cell table:formula="of:=IF(ISERROR(VLOOKUP([.$A24];[.$A$2:.$A$30];5;0));&quot;&quot;;VLOOKUP([.$A24];[.$A$2:.$A$30];5;0))">
            <text:p/>
          </table:table-cell>
          <table:table-cell table:formula="of:=IF(ISERROR(VLOOKUP([.$A24];[.$A$2:.$A$30];4;0));&quot;&quot;;VLOOKUP([.$A24];[.$A$2:.$A$30];4;0))">
            <text:p/>
          </table:table-cell>
          <table:table-cell table:formula="of:=IF(ISERROR(VLOOKUP([.$A24];[.$A$2:.$A$30];3;0));&quot;&quot;;VLOOKUP([.$A24];[.$A$2:.$A$30];3;0))">
            <text:p/>
          </table:table-cell>
          <table:table-cell table:formula="of:=IF(ISERROR(VLOOKUP([.$A24];[.$A$2:.$A$30];2;0));&quot;&quot;;VLOOKUP([.$A24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STEST.cob</text:p>
          </table:table-cell>
          <table:table-cell office:value-type="string" calcext:value-type="string">
            <text:p>Test Datatypes.</text:p>
          </table:table-cell>
          <table:table-cell office:value-type="string" calcext:value-type="string">
            <text:p>DATATYPES.cbl</text:p>
          </table:table-cell>
          <table:table-cell table:number-columns-repeated="3"/>
          <table:table-cell table:formula="of:=IF(ISERROR(VLOOKUP([.$A25];[.$A$2:.$A$30];5;0));&quot;&quot;;VLOOKUP([.$A25];[.$A$2:.$A$30];5;0))">
            <text:p/>
          </table:table-cell>
          <table:table-cell table:formula="of:=IF(ISERROR(VLOOKUP([.$A25];[.$A$2:.$A$30];4;0));&quot;&quot;;VLOOKUP([.$A25];[.$A$2:.$A$30];4;0))">
            <text:p/>
          </table:table-cell>
          <table:table-cell table:formula="of:=IF(ISERROR(VLOOKUP([.$A25];[.$A$2:.$A$30];3;0));&quot;&quot;;VLOOKUP([.$A25];[.$A$2:.$A$30];3;0))">
            <text:p/>
          </table:table-cell>
          <table:table-cell table:formula="of:=IF(ISERROR(VLOOKUP([.$A25];[.$A$2:.$A$30];2;0));&quot;&quot;;VLOOKUP([.$A25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TTEST.cob</text:p>
          </table:table-cell>
          <table:table-cell office:value-type="string" calcext:value-type="string">
            <text:p>Test write to file.</text:p>
          </table:table-cell>
          <table:table-cell office:value-type="string" calcext:value-type="string">
            <text:p>O_RECORD.cbl</text:p>
          </table:table-cell>
          <table:table-cell table:number-columns-repeated="3"/>
          <table:table-cell table:formula="of:=IF(ISERROR(VLOOKUP([.$A26];[.$A$2:.$A$30];5;0));&quot;&quot;;VLOOKUP([.$A26];[.$A$2:.$A$30];5;0))">
            <text:p/>
          </table:table-cell>
          <table:table-cell table:formula="of:=IF(ISERROR(VLOOKUP([.$A26];[.$A$2:.$A$30];4;0));&quot;&quot;;VLOOKUP([.$A26];[.$A$2:.$A$30];4;0))">
            <text:p/>
          </table:table-cell>
          <table:table-cell table:formula="of:=IF(ISERROR(VLOOKUP([.$A26];[.$A$2:.$A$30];3;0));&quot;&quot;;VLOOKUP([.$A26];[.$A$2:.$A$30];3;0))">
            <text:p/>
          </table:table-cell>
          <table:table-cell table:formula="of:=IF(ISERROR(VLOOKUP([.$A26];[.$A$2:.$A$30];2;0));&quot;&quot;;VLOOKUP([.$A26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TTEST2.cob</text:p>
          </table:table-cell>
          <table:table-cell office:value-type="string" calcext:value-type="string">
            <text:p>Test write to file.</text:p>
          </table:table-cell>
          <table:table-cell office:value-type="string" calcext:value-type="string">
            <text:p>O_RECORD2.cbl</text:p>
          </table:table-cell>
          <table:table-cell table:number-columns-repeated="3"/>
          <table:table-cell table:formula="of:=IF(ISERROR(VLOOKUP([.$A27];[.$A$2:.$A$30];5;0));&quot;&quot;;VLOOKUP([.$A27];[.$A$2:.$A$30];5;0))">
            <text:p/>
          </table:table-cell>
          <table:table-cell table:formula="of:=IF(ISERROR(VLOOKUP([.$A27];[.$A$2:.$A$30];4;0));&quot;&quot;;VLOOKUP([.$A27];[.$A$2:.$A$30];4;0))">
            <text:p/>
          </table:table-cell>
          <table:table-cell table:formula="of:=IF(ISERROR(VLOOKUP([.$A27];[.$A$2:.$A$30];3;0));&quot;&quot;;VLOOKUP([.$A27];[.$A$2:.$A$30];3;0))">
            <text:p/>
          </table:table-cell>
          <table:table-cell table:formula="of:=IF(ISERROR(VLOOKUP([.$A27];[.$A$2:.$A$30];2;0));&quot;&quot;;VLOOKUP([.$A27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TTEST3.cob</text:p>
          </table:table-cell>
          <table:table-cell office:value-type="string" calcext:value-type="string">
            <text:p>Test write to file.</text:p>
          </table:table-cell>
          <table:table-cell office:value-type="string" calcext:value-type="string">
            <text:p>O_RECORD2.cbl</text:p>
          </table:table-cell>
          <table:table-cell table:number-columns-repeated="3"/>
          <table:table-cell table:formula="of:=IF(ISERROR(VLOOKUP([.$A28];[.$A$2:.$A$30];5;0));&quot;&quot;;VLOOKUP([.$A28];[.$A$2:.$A$30];5;0))">
            <text:p/>
          </table:table-cell>
          <table:table-cell table:formula="of:=IF(ISERROR(VLOOKUP([.$A28];[.$A$2:.$A$30];4;0));&quot;&quot;;VLOOKUP([.$A28];[.$A$2:.$A$30];4;0))">
            <text:p/>
          </table:table-cell>
          <table:table-cell table:formula="of:=IF(ISERROR(VLOOKUP([.$A28];[.$A$2:.$A$30];3;0));&quot;&quot;;VLOOKUP([.$A28];[.$A$2:.$A$30];3;0))">
            <text:p/>
          </table:table-cell>
          <table:table-cell table:formula="of:=IF(ISERROR(VLOOKUP([.$A28];[.$A$2:.$A$30];2;0));&quot;&quot;;VLOOKUP([.$A28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TTEST4.cob</text:p>
          </table:table-cell>
          <table:table-cell office:value-type="string" calcext:value-type="string">
            <text:p>Test write to file.</text:p>
          </table:table-cell>
          <table:table-cell office:value-type="string" calcext:value-type="string">
            <text:p>O_RECORD2.cbl</text:p>
          </table:table-cell>
          <table:table-cell table:number-columns-repeated="3"/>
          <table:table-cell table:formula="of:=IF(ISERROR(VLOOKUP([.$A29];[.$A$2:.$A$30];5;0));&quot;&quot;;VLOOKUP([.$A29];[.$A$2:.$A$30];5;0))">
            <text:p/>
          </table:table-cell>
          <table:table-cell table:formula="of:=IF(ISERROR(VLOOKUP([.$A29];[.$A$2:.$A$30];4;0));&quot;&quot;;VLOOKUP([.$A29];[.$A$2:.$A$30];4;0))">
            <text:p/>
          </table:table-cell>
          <table:table-cell table:formula="of:=IF(ISERROR(VLOOKUP([.$A29];[.$A$2:.$A$30];3;0));&quot;&quot;;VLOOKUP([.$A29];[.$A$2:.$A$30];3;0))">
            <text:p/>
          </table:table-cell>
          <table:table-cell table:formula="of:=IF(ISERROR(VLOOKUP([.$A29];[.$A$2:.$A$30];2;0));&quot;&quot;;VLOOKUP([.$A29];[.$A$2:.$A$30];2;0)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.ods</text:p>
          </table:table-cell>
          <table:table-cell office:value-type="string" calcext:value-type="string">
            <text:p>This file.</text:p>
          </table:table-cell>
          <table:table-cell table:number-columns-repeated="4"/>
          <table:table-cell table:formula="of:=IF(ISERROR(VLOOKUP([.$A30];[.$A$2:.$A$30];5;0));&quot;&quot;;VLOOKUP([.$A30];[.$A$2:.$A$30];5;0))">
            <text:p/>
          </table:table-cell>
          <table:table-cell table:formula="of:=IF(ISERROR(VLOOKUP([.$A30];[.$A$2:.$A$30];4;0));&quot;&quot;;VLOOKUP([.$A30];[.$A$2:.$A$30];4;0))">
            <text:p/>
          </table:table-cell>
          <table:table-cell table:formula="of:=IF(ISERROR(VLOOKUP([.$A30];[.$A$2:.$A$30];3;0));&quot;&quot;;VLOOKUP([.$A30];[.$A$2:.$A$30];3;0))">
            <text:p/>
          </table:table-cell>
          <table:table-cell table:formula="of:=IF(ISERROR(VLOOKUP([.$A30];[.$A$2:.$A$30];2;0));&quot;&quot;;VLOOKUP([.$A30];[.$A$2:.$A$30];2;0))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 style:data-style-name="N2" text:time-value="00:11:05.16605854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5T23:27:50.408724388</dc:date>
    <meta:editing-duration>PT10H27M41S</meta:editing-duration>
    <meta:editing-cycles>12</meta:editing-cycles>
    <meta:generator>LibreOffice/5.1.4.2$Linux_X86_64 LibreOffice_project/10m0$Build-2</meta:generator>
    <meta:document-statistic meta:table-count="1" meta:cell-count="189" meta:object-count="0"/>
  </office:meta>
</office:document-meta>
</file>